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Oletus-title">
      <style:graphic-properties draw:auto-grow-height="true" fo:min-height="3.506cm"/>
    </style:style>
    <style:style style:name="pr2" style:family="presentation" style:parent-style-name="Oletus-subtitle">
      <style:graphic-properties draw:fill-color="#ffffff" draw:auto-grow-height="true" fo:min-height="13.859cm"/>
    </style:style>
    <style:style style:name="pr3" style:family="presentation" style:parent-style-name="Oletus-notes">
      <style:graphic-properties draw:fill-color="#ffffff" draw:auto-grow-height="true" fo:min-height="13.364cm"/>
    </style:style>
    <style:style style:name="pr4" style:family="presentation" style:parent-style-name="Oletus-title">
      <style:graphic-properties fo:min-height="3.506cm"/>
    </style:style>
    <style:style style:name="pr5" style:family="presentation" style:parent-style-name="Oletus-outline1">
      <style:graphic-properties fo:min-height="13.859cm"/>
    </style:style>
    <style:style style:name="pr6" style:family="presentation" style:parent-style-name="Oletus-notes">
      <style:graphic-properties draw:fill-color="#ffffff" fo:min-height="13.364cm"/>
    </style:style>
    <style:style style:name="P1" style:family="paragraph">
      <style:text-properties fo:font-size="32pt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 presentation:presentation-page-layout-name="AL1T0">
        <draw:frame presentation:style-name="pr1" draw:layer="layout" svg:width="25.199cm" svg:height="3.506cm" svg:x="1.4cm" svg:y="0.837cm" presentation:class="title">
          <draw:text-box>
            <text:p>Järjestelmän hankinta ja käyttöönotto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Mitä olen tehny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letus" presentation:presentation-page-layout-name="AL2T1">
        <draw:frame presentation:style-name="pr4" draw:layer="layout" svg:width="25.199cm" svg:height="3.506cm" svg:x="1.4cm" svg:y="0.837cm" presentation:class="title">
          <draw:text-box>
            <text:p>Tietoteknisten laitteiden valint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itä osaan</text:p>
                <text:p>-Tietokoneen rakenteen</text:p>
                <text:p>-Tunnistan jokaisen komponentin</text:p>
                <text:p>-Erotan 4 RAM muisti generaatiota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letus" presentation:presentation-page-layout-name="AL2T1">
        <draw:frame presentation:style-name="pr4" draw:layer="layout" svg:width="25.199cm" svg:height="3.506cm" svg:x="1.4cm" svg:y="0.837cm" presentation:class="title">
          <draw:text-box>
            <text:p>Käyttöjärjestelmät, VirtualBox ja ohjelmistot</text:p>
          </draw:text-box>
        </draw:frame>
        <draw:frame presentation:style-name="pr5" draw:layer="layout" svg:width="25.199cm" svg:height="15.306cm" svg:x="1.4cm" svg:y="4.914cm" presentation:class="outline" presentation:user-transformed="true">
          <draw:text-box>
            <text:list text:style-name="L3">
              <text:list-header>
                <text:p><text:span text:style-name="T1">Unix järjestelmät</text:span></text:p>
              </text:list-header>
              <text:list-item>
                <text:p>Raspberry Pi OS</text:p>
              </text:list-item>
              <text:list-item>
                <text:p>Kali OS, Ubuntu ja muut</text:p>
                <text:p/>
                <text:p><text:span text:style-name="T1">Etäyhteys</text:span></text:p>
              </text:list-item>
              <text:list-item>
                <text:p><text:span text:style-name="T1">SSH-etäyhteys Unix tai Windows järjestelmään</text:span></text:p>
              </text:list-item>
              <text:list-item>
                <text:p><text:span text:style-name="T1">Ladata, Päivittää, vaihtaa paketteja</text:span></text:p>
              </text:list-item>
              <text:list-item>
                <text:p><text:span text:style-name="T1">Käyttöjärjestelmän täysi käyttöönotto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letus" presentation:presentation-page-layout-name="AL2T1">
        <draw:frame presentation:style-name="pr4" draw:layer="layout" svg:width="25.199cm" svg:height="3.506cm" svg:x="1.4cm" svg:y="0.837cm" presentation:class="title">
          <draw:text-box>
            <text:p>Hankinta - Tietojärjestelmän laitetarvekartoitus ja hankint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><text:span text:style-name="T1">Tunnistaa vaatimukset</text:span></text:p>
              </text:list-header>
              <text:list-item>
                <text:p>Työ- tai viihdetarkoitukseen</text:p>
              </text:list-item>
              <text:list-item>
                <text:p>Verkkotekniikan vaatimukset</text:p>
              </text:list-item>
              <text:list-item>
                <text:p>Kilpailuttaa laite tarjouksen</text:p>
              </text:list-item>
              <text:list-item>
                <text:p>Osaan opastaa laitteissa, käyttöjärjestelmässä, verkossa ja AD ympäristössä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letus" presentation:presentation-page-layout-name="AL2T1">
        <draw:frame presentation:style-name="pr4" draw:layer="layout" svg:width="25.199cm" svg:height="3.506cm" svg:x="1.4cm" svg:y="0.837cm" presentation:class="title">
          <draw:text-box>
            <text:p>Tietoturvan Perustee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><text:span text:style-name="T1">Mitä osaan</text:span></text:p>
              </text:list-header>
              <text:list-item>
                <text:p>Turvata verkon</text:p>
              </text:list-item>
              <text:list-item>
                <text:p>Asentaa palomuurin</text:p>
              </text:list-item>
              <text:list-item>
                <text:p>Erottaa työverkon ja käyttäjän verkot erikseen</text:p>
              </text:list-item>
              <text:list-item>
                <text:p>Ladata AD kautta virustorjunnan koneil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letus" presentation:presentation-page-layout-name="AL2T1">
        <draw:frame presentation:style-name="pr4" draw:layer="layout" svg:width="25.199cm" svg:height="3.506cm" svg:x="1.4cm" svg:y="0.837cm" presentation:class="title">
          <draw:text-box>
            <text:p><text:s/>Lähiverkonperusteet osa 1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Tunnistan koneen IP, MAC, DNS osoitteet</text:p>
              </text:list-item>
              <text:list-item>
                <text:p>Ohjata IP osoite routerin kautta toiseen IP:seen</text:p>
              </text:list-item>
              <text:list-item>
                <text:p>Yhdistää SSH yhteys koneeseen</text:p>
              </text:list-item>
              <text:list-item>
                <text:p>Osaan yhdistää myös VPN SSH yhteys lähiverkko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letus" presentation:presentation-page-layout-name="AL2T1">
        <draw:frame presentation:style-name="pr4" draw:layer="layout" svg:width="25.199cm" svg:height="3.506cm" svg:x="1.4cm" svg:y="0.837cm" presentation:class="title">
          <draw:text-box>
            <text:p>TCP / IP - tekniikan perusteet ja verkonsuunnitteluohjelmisto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Olen tehnyt useita CISCO Projekteja Ossissa</text:p>
                <text:p>-projektit liittyivät yritys verkkoon</text:p>
                <text:p/>
              </text:list-item>
              <text:list-item>
                <text:p>Laatia ja piirtää verkkosuunnitelma</text:p>
              </text:list-item>
              <text:list-item>
                <text:p>Osaan asettaa koneet ja modeemit oikeille IP varattuille osil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letus" presentation:presentation-page-layout-name="AL2T1">
        <draw:frame presentation:style-name="pr4" draw:layer="layout" svg:width="25.199cm" svg:height="3.506cm" svg:x="1.401cm" svg:y="0.494cm" presentation:class="title" presentation:user-transformed="true">
          <draw:text-box>
            <text:p>Tietojärjestelmän hankinna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Laatia Windows Server</text:p>
              </text:list-item>
              <text:list-item>
                <text:p>Asentaa siihen AD Ympäristö</text:p>
              </text:list-item>
              <text:list-item>
                <text:p>Tehdä käyttäjät ryhmittäin</text:p>
              </text:list-item>
              <text:list-item>
                <text:p>Asentaa Sovellus, ladata taustakuva yms. AD ominaisuuksien kautta</text:p>
              </text:list-item>
              <text:list-item>
                <text:p>Järjestelmä ja sovellus suositukset loppukäyttäjäl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että_20_ja_20_reunaviivaa" style:display-name="Objekti ilman täytettä ja reuna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letus" style:page-layout-name="PM1" draw:style-name="Mdp1">
      <draw:frame presentation:style-name="Oletus-title" draw:layer="backgroundobjects" svg:width="25.199cm" svg:height="3.506cm" svg:x="1.4cm" svg:y="0.837cm" presentation:class="title" presentation:placeholder="true">
        <draw:text-box/>
      </draw:frame>
      <draw:frame presentation:style-name="Oletus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istian Töllikkö</meta:initial-creator>
    <meta:creation-date>2021-11-16T16:00:26.03</meta:creation-date>
    <meta:editing-duration>PT46M12S</meta:editing-duration>
    <meta:editing-cycles>3</meta:editing-cycles>
    <dc:date>2021-11-16T17:01:48.85</dc:date>
    <dc:creator>Kristian Töllikkö</dc:creator>
    <meta:generator>OpenOffice/4.1.10$Win32 OpenOffice.org_project/4110m2$Build-9807</meta:generator>
    <meta:document-statistic meta:object-count="53"/>
  </office:meta>
</office:document-meta>
</file>